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officeooo:rsid="001a1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iego.com.es/programacion-orientada-a-objetos-en-php" text:style-name="Internet_20_link" text:visited-style-name="Visited_20_Internet_20_Link">https://diego.com.es/programacion-orientada-a-objetos-en-php</text:a> <text:span text:style-name="T1">objetos ejemplos</text:span></text:p>
      <text:p text:style-name="Standard"/>
      <text:p text:style-name="Standard"><text:a xlink:type="simple" xlink:href="https://byspel.com/palabras-reservadas-php/" text:style-name="Internet_20_link" text:visited-style-name="Visited_20_Internet_20_Link">https://byspel.com/palabras-reservadas-php/</text:a> <text:span text:style-name="T1">lista de palabras reservadas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7:35:22.280631560</meta:creation-date>
    <dc:date>2018-09-14T07:36:11.363079403</dc:date>
    <meta:editing-duration>PT52S</meta:editing-duration>
    <meta:editing-cycles>1</meta:editing-cycles>
    <meta:document-statistic meta:table-count="0" meta:image-count="0" meta:object-count="0" meta:page-count="1" meta:paragraph-count="2" meta:word-count="8" meta:character-count="149" meta:non-whitespace-character-count="143"/>
    <meta:generator>LibreOffice/5.4.4.2$Linux_X86_64 LibreOffice_project/40m0$Build-2</meta:generator>
  </office:meta>
</office:document-meta>
</file>